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Text_20_body">
      <style:text-properties style:text-underline-style="none"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Heading_20_2">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re Safety Policy</text:h>
      <text:p text:style-name="P2">In order to ensure the safety of all children in my care smoke alarms are checked monthly and will be recorded in the fire folder. The smoke alarm is located in the Hallway. </text:p>
      <text:p text:style-name="P2">Also to ensure safety, fire control equipment is stored above my fridge in the kitchen, in the form of a fire blanket and a fire extinguisher is also stored in the kitchen</text:p>
      <text:p text:style-name="P2">The children will be made aware of what will happen in the unlikely event of a fire and a fire drill will be practised every 6 months, this will be recorded in the fire folder.</text:p>
      <text:h text:style-name="P5" text:outline-level="2">Fire Evacuation Plan</text:h>
      <text:p text:style-name="P1">In the unlikely event of a fire and emergency evacuation when I have children in my care, I will follow this procedure:-</text:p>
      <text:list xml:id="list1828344741" text:style-name="L1">
        <text:list-item>
          <text:p text:style-name="P4">Get the children out as quickly as possible. I will leave the house through the hallway and by the main front door, retreating to a safe distance.</text:p>
        </text:list-item>
        <text:list-item>
          <text:p text:style-name="P4">I will close all the doors as I leave the house.</text:p>
        </text:list-item>
        <text:list-item>
          <text:p text:style-name="P4">Once safely outside I will phone the fire brigade. </text:p>
        </text:list-item>
        <text:list-item>
          <text:p text:style-name="P4">I will then phone the children's parents/carers or emergency contacts if they are not available. </text:p>
        </text:list-item>
        <text:list-item>
          <text:p text:style-name="P4">Ofsted will be called to inform them of this incident. </text:p>
        </text:list-item>
      </text:list>
      <text:p text:style-name="P1">I will always carry my mobile phone fully charged, the number of which has been issued to all parents. All emergency contacts for each child is stored on this phone. </text:p>
      <text:p text:style-name="P1">Date: 07/06/201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7T21:47:26</meta:creation-date>
    <dc:date>2014-06-08T17:39:15</dc:date>
    <meta:editing-duration>PT5M32S</meta:editing-duration>
    <meta:editing-cycles>6</meta:editing-cycles>
    <meta:generator>LibreOffice/3.5$Linux_X86_64 LibreOffice_project/350m1$Build-2</meta:generator>
    <dc:creator>Ross Fenning</dc:creator>
    <meta:document-statistic meta:table-count="0" meta:image-count="0" meta:object-count="0" meta:page-count="1" meta:paragraph-count="13" meta:word-count="237" meta:character-count="1263" meta:non-whitespace-character-count="1039"/>
  </office:meta>
</office:document-meta>
</file>